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TODOs:</text:p>
      <text:p text:style-name="Standard"/>
      <text:list text:style-name="LFO1" text:continue-numbering="true">
        <text:list-item>
          <text:p text:style-name="P2">ER-Modell verbessern (1 + 2)</text:p>
        </text:list-item>
        <text:list-item>
          <text:p text:style-name="P3">Sitzverteilung Pseudocode → SQL (5)</text:p>
        </text:list-item>
        <text:list-item>
          <text:p text:style-name="P4">Transaktionsmix implementieren (Q1 - Q7)</text:p>
        </text:list-item>
        <text:list-item>
          <text:p text:style-name="P5">GUI + Graphen (4; Google Chart)</text:p>
        </text:list-item>
        <text:list-item>
          <text:p text:style-name="P6">Benchmark inkl.<text:s/>Clients-Laufzeit-Diagramm</text:p>
        </text:list-item>
        <text:list-item>
          <text:p text:style-name="P7">Doku (nochmal) überarbeiten (1, 2, 4)</text:p>
        </text:list-item>
      </text:list>
      <text:p text:style-name="Standard"/>
      <text:p text:style-name="PreformattedText">1. ER-Modell</text:p>
      <text:p text:style-name="PreformattedText">- Ist dies eure aktuellste Version? Sie passt nicht ganz zu eurem Schema.</text:p>
      <text:p text:style-name="PreformattedText">- Funktionalitäten fehlen</text:p>
      <text:p text:style-name="PreformattedText">- Sehr unübersichtliche Darstellung:</text:p>
      <text:p text:style-name="PreformattedText">- Ist z.B. "Wahlzettel" eine dreistellige<text:s/>Beziehung? Diese sollten</text:p>
      <text:p text:style-name="PreformattedText">vermieden werden, weil sie entsprechende Anfragen unnötig</text:p>
      <text:p text:style-name="PreformattedText">verkomplizieren (z.B. Landesliste, Direktkandidatur).</text:p>
      <text:p text:style-name="PreformattedText">- Wahlzettel, Landesliste, Direktkandidatur sind etwas seltsame</text:p>
      <text:p text:style-name="PreformattedText">"Beziehungen" - besser als Entitäten modellieren.</text:p>
      <text:p text:style-name="PreformattedText">-<text:s/>Schlüsselattribute fehlen teilweise</text:p>
      <text:p text:style-name="PreformattedText">- Aggregate fehlen</text:p>
      <text:p text:style-name="PreformattedText">- Erst/Zweitstimme sind im ER-Modell nicht zu finden (im Schema bei</text:p>
      <text:p text:style-name="PreformattedText">Wahlzettel). Evtl besser einzeln als Entitäten modellieren.</text:p>
      <text:p text:style-name="PreformattedText"/>
      <text:p text:style-name="PreformattedText">2. Objektbeschreibungen</text:p>
      <text:p text:style-name="PreformattedText">- Länge und Wertebereiche fehlen zum Teil</text:p>
      <text:p text:style-name="PreformattedText">-<text:s/>Geburtsjahr kann man besser repräsentieren als mit Varchar</text:p>
      <text:p text:style-name="PreformattedText">- Wahlzettel ist im ER-Modell eine Beziehung, hier ein Objekt. Objekt</text:p>
      <text:p text:style-name="PreformattedText">ist hier besser, aber Objekte haben mind. ein identifizierendes</text:p>
      <text:p text:style-name="PreformattedText">Attribut. Gleiches gilt für die Landesliste. Bei anderen Objekten fehlt</text:p>
      <text:p text:style-name="PreformattedText">das identifizierende Attribut auch.</text:p>
      <text:p text:style-name="PreformattedText"/>
      <text:p text:style-name="PreformattedText">3. Integritätsbedinungen</text:p>
      <text:p text:style-name="PreformattedText">- Gut gemacht</text:p>
      <text:p text:style-name="PreformattedText"/>
      <text:p text:style-name="PreformattedText">4. Begleitdokument</text:p>
      <text:p text:style-name="PreformattedText">- GUI Mockup ist aktuell okay so, aber für die Endabgabe bitte kein Foto</text:p>
      <text:p text:style-name="PreformattedText">einer Tafelzeichnung verwenden.</text:p>
      <text:p text:style-name="PreformattedText">- Sitzplatzberechnung (Pseudocode + Beschreibung) gehört auch in das</text:p>
      <text:p text:style-name="PreformattedText">Begleitdokument.</text:p>
      <text:p text:style-name="PreformattedText"/>
      <text:p text:style-name="PreformattedText">5. Sitzplatzberechnung</text:p>
      <text:p text:style-name="PreformattedText">- Ihr macht sehr wenig Logik des Algorithmus in SQL. Gerade das</text:p>
      <text:p text:style-name="PreformattedText">Höchstzahlverfahren lässt sich sehr gut in SQL umsetzen.</text:p>
      <text:p text:style-name="PreformattedText">- Sonderregelungen (ungültige 2. Stimmen, Listenplatzierung von</text:p>
      <text:p text:style-name="PreformattedText">Direktmandaten, ...) müssen bei der Datenvorbereitung beachtet werden.</text:p>
      <text:p text:style-name="P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 svg:panose-1="2 11 6 9 3 8 4 2 2 4"/>
    <style:font-face style:name="OpenSymbol" svg:font-family="OpenSymbol" style:font-family-generic="system" style:font-pitch="variable" svg:panose-1="5 1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va </meta:initial-creator>
    <dc:creator>Eva</dc:creator>
    <meta:creation-date>2011-01-05T14:14:00Z</meta:creation-date>
    <dc:date>2011-01-30T15:34:00Z</dc:date>
    <meta:template xlink:href="Normal.dotm" xlink:type="simple"/>
    <meta:editing-cycles>6</meta:editing-cycles>
    <meta:editing-duration>PT0S</meta:editing-duration>
    <meta:document-statistic meta:page-count="1" meta:paragraph-count="3" meta:word-count="240" meta:character-count="1755" meta:row-count="12" meta:non-whitespace-character-count="1518"/>
  </office:meta>
</office:document-meta>
</file>